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9eb22" officeooo:paragraph-rsid="0009eb22"/>
    </style:style>
    <style:style style:name="P2" style:family="paragraph" style:parent-style-name="Standard">
      <style:paragraph-properties fo:text-align="justify" style:justify-single-word="false"/>
      <style:text-properties officeooo:rsid="0009eb22" officeooo:paragraph-rsid="0009eb22"/>
    </style:style>
    <style:style style:name="P3" style:family="paragraph" style:parent-style-name="Standard">
      <style:text-properties officeooo:rsid="0009eb22" officeooo:paragraph-rsid="000b5219"/>
    </style:style>
    <style:style style:name="P4" style:family="paragraph" style:parent-style-name="Standard">
      <style:text-properties fo:font-size="18pt" officeooo:rsid="0009eb22" officeooo:paragraph-rsid="0009eb22" style:font-size-asian="18pt" style:font-size-complex="18pt"/>
    </style:style>
    <style:style style:name="P5" style:family="paragraph" style:parent-style-name="Standard">
      <style:text-properties fo:font-size="22pt" officeooo:rsid="0009eb22" officeooo:paragraph-rsid="0009eb22" style:font-size-asian="22pt" style:font-size-complex="22pt"/>
    </style:style>
    <style:style style:name="P6" style:family="paragraph" style:parent-style-name="Standard">
      <style:paragraph-properties fo:text-align="center" style:justify-single-word="false"/>
      <style:text-properties fo:font-size="14pt" officeooo:rsid="0009eb22" officeooo:paragraph-rsid="0009eb22" style:font-size-asian="14pt" style:font-size-complex="14pt"/>
    </style:style>
    <style:style style:name="P7" style:family="paragraph" style:parent-style-name="Standard">
      <style:paragraph-properties fo:text-align="center" style:justify-single-word="false"/>
      <style:text-properties fo:font-size="24pt" officeooo:rsid="0009eb22" officeooo:paragraph-rsid="0009eb22" style:font-size-asian="24pt" style:font-size-complex="24pt"/>
    </style:style>
    <style:style style:name="P8" style:family="paragraph" style:parent-style-name="Standard">
      <style:text-properties fo:font-size="13pt" officeooo:rsid="0009eb22" officeooo:paragraph-rsid="0009eb22" style:font-size-asian="13pt" style:font-size-complex="13pt"/>
    </style:style>
    <style:style style:name="P9" style:family="paragraph" style:parent-style-name="Standard">
      <style:text-properties fo:font-size="12pt" officeooo:rsid="0009eb22" officeooo:paragraph-rsid="0009eb22" style:font-size-asian="10.5pt" style:font-size-complex="12pt"/>
    </style:style>
    <style:style style:name="P10" style:family="paragraph" style:parent-style-name="Standard">
      <style:text-properties fo:font-size="22pt" officeooo:rsid="0009eb22" officeooo:paragraph-rsid="0009eb22" style:font-size-asian="22pt" style:font-size-complex="22pt"/>
    </style:style>
    <style:style style:name="P11" style:family="paragraph" style:parent-style-name="Standard">
      <style:text-properties fo:font-size="15pt" officeooo:rsid="0009eb22" officeooo:paragraph-rsid="0009eb22" style:font-size-asian="15pt" style:font-size-complex="15pt"/>
    </style:style>
    <style:style style:name="P12" style:family="paragraph" style:parent-style-name="Standard">
      <style:text-properties fo:font-size="15pt" officeooo:rsid="0009eb22" officeooo:paragraph-rsid="000b5219" style:font-size-asian="15pt" style:font-size-complex="15pt"/>
    </style:style>
    <style:style style:name="P13" style:family="paragraph" style:parent-style-name="Standard">
      <style:text-properties fo:font-size="15pt" officeooo:rsid="0009eb22" officeooo:paragraph-rsid="000f6526" style:font-size-asian="15pt" style:font-size-complex="15pt"/>
    </style:style>
    <style:style style:name="P14" style:family="paragraph" style:parent-style-name="Standard">
      <style:text-properties fo:font-size="15pt" officeooo:rsid="0009eb22" officeooo:paragraph-rsid="001780d9" style:font-size-asian="15pt" style:font-size-complex="15pt"/>
    </style:style>
    <style:style style:name="P15" style:family="paragraph" style:parent-style-name="Standard">
      <style:text-properties fo:font-size="15pt" officeooo:rsid="0009eb22" officeooo:paragraph-rsid="0023382e" style:font-size-asian="15pt" style:font-size-complex="15pt"/>
    </style:style>
    <style:style style:name="P16" style:family="paragraph" style:parent-style-name="Standard">
      <style:text-properties fo:font-size="15pt" officeooo:rsid="0009eb22" officeooo:paragraph-rsid="002b11cb" style:font-size-asian="15pt" style:font-size-complex="15pt"/>
    </style:style>
    <style:style style:name="P17" style:family="paragraph" style:parent-style-name="Standard">
      <style:text-properties fo:font-size="15pt" officeooo:rsid="0009eb22" officeooo:paragraph-rsid="0030e65e" style:font-size-asian="15pt" style:font-size-complex="15pt"/>
    </style:style>
    <style:style style:name="P18" style:family="paragraph" style:parent-style-name="Standard">
      <style:text-properties fo:font-size="16pt" officeooo:rsid="0009eb22" officeooo:paragraph-rsid="0009eb22" style:font-size-asian="16pt" style:font-size-complex="16pt"/>
    </style:style>
    <style:style style:name="P19" style:family="paragraph" style:parent-style-name="Standard">
      <style:text-properties fo:font-size="16pt" officeooo:rsid="0009eb22" officeooo:paragraph-rsid="000f6526" style:font-size-asian="16pt" style:font-size-complex="16pt"/>
    </style:style>
    <style:style style:name="P20" style:family="paragraph" style:parent-style-name="Standard">
      <style:text-properties fo:font-size="16pt" officeooo:rsid="0009eb22" officeooo:paragraph-rsid="001780d9" style:font-size-asian="16pt" style:font-size-complex="16pt"/>
    </style:style>
    <style:style style:name="P21" style:family="paragraph" style:parent-style-name="Standard">
      <style:text-properties fo:font-size="16pt" officeooo:rsid="0009eb22" officeooo:paragraph-rsid="0023382e" style:font-size-asian="16pt" style:font-size-complex="16pt"/>
    </style:style>
    <style:style style:name="P22" style:family="paragraph" style:parent-style-name="Standard">
      <style:text-properties fo:font-size="16pt" officeooo:rsid="0009eb22" officeooo:paragraph-rsid="002b11cb" style:font-size-asian="16pt" style:font-size-complex="16pt"/>
    </style:style>
    <style:style style:name="P23" style:family="paragraph" style:parent-style-name="Standard">
      <style:text-properties fo:font-size="16pt" officeooo:rsid="0009eb22" officeooo:paragraph-rsid="002f300a" style:font-size-asian="16pt" style:font-size-complex="16pt"/>
    </style:style>
    <style:style style:name="P24" style:family="paragraph" style:parent-style-name="Standard">
      <style:paragraph-properties fo:text-align="justify" style:justify-single-word="false"/>
      <style:text-properties fo:font-size="18pt" officeooo:rsid="0009eb22" officeooo:paragraph-rsid="000f6526" style:font-size-asian="18pt" style:font-size-complex="18pt"/>
    </style:style>
    <style:style style:name="P25" style:family="paragraph" style:parent-style-name="Standard">
      <style:text-properties fo:font-size="18pt" officeooo:rsid="0009eb22" officeooo:paragraph-rsid="0009eb22" style:font-size-asian="18pt" style:font-size-complex="18pt"/>
    </style:style>
    <style:style style:name="P26" style:family="paragraph" style:parent-style-name="Standard">
      <style:text-properties fo:font-size="18pt" officeooo:rsid="0009eb22" officeooo:paragraph-rsid="002ab066" style:font-size-asian="18pt" style:font-size-complex="18pt"/>
    </style:style>
    <style:style style:name="P27" style:family="paragraph" style:parent-style-name="Standard">
      <style:paragraph-properties fo:text-align="justify" style:justify-single-word="false"/>
      <style:text-properties fo:font-size="18pt" officeooo:rsid="0009eb22" officeooo:paragraph-rsid="0033b2e6" style:font-size-asian="15.75pt" style:font-size-complex="18pt"/>
    </style:style>
    <style:style style:name="P28" style:family="paragraph" style:parent-style-name="Standard">
      <style:text-properties officeooo:rsid="0009eb22" officeooo:paragraph-rsid="0009eb22"/>
    </style:style>
    <style:style style:name="P29" style:family="paragraph" style:parent-style-name="Standard">
      <style:text-properties officeooo:rsid="0009eb22" officeooo:paragraph-rsid="000f6526"/>
    </style:style>
    <style:style style:name="P30" style:family="paragraph" style:parent-style-name="Standard">
      <style:paragraph-properties fo:text-align="justify" style:justify-single-word="false"/>
      <style:text-properties officeooo:rsid="0009eb22" officeooo:paragraph-rsid="000f6526"/>
    </style:style>
    <style:style style:name="P31" style:family="paragraph" style:parent-style-name="Standard">
      <style:paragraph-properties fo:text-align="justify" style:justify-single-word="false"/>
      <style:text-properties officeooo:rsid="0009eb22" officeooo:paragraph-rsid="001780d9"/>
    </style:style>
    <style:style style:name="P32" style:family="paragraph" style:parent-style-name="Standard">
      <style:paragraph-properties fo:text-align="justify" style:justify-single-word="false"/>
      <style:text-properties officeooo:rsid="0009eb22" officeooo:paragraph-rsid="0023382e"/>
    </style:style>
    <style:style style:name="P33" style:family="paragraph" style:parent-style-name="Standard">
      <style:paragraph-properties fo:text-align="justify" style:justify-single-word="false"/>
      <style:text-properties officeooo:rsid="0009eb22" officeooo:paragraph-rsid="002b11cb"/>
    </style:style>
    <style:style style:name="P34" style:family="paragraph" style:parent-style-name="Standard">
      <style:paragraph-properties fo:text-align="justify" style:justify-single-word="false"/>
      <style:text-properties officeooo:rsid="0009eb22" officeooo:paragraph-rsid="002f300a"/>
    </style:style>
    <style:style style:name="P35" style:family="paragraph" style:parent-style-name="Standard">
      <style:text-properties officeooo:rsid="0009eb22" officeooo:paragraph-rsid="001780d9"/>
    </style:style>
    <style:style style:name="P36" style:family="paragraph" style:parent-style-name="Standard">
      <style:text-properties officeooo:rsid="0009eb22" officeooo:paragraph-rsid="001c221a"/>
    </style:style>
    <style:style style:name="P37" style:family="paragraph" style:parent-style-name="Standard">
      <style:text-properties officeooo:rsid="0009eb22" officeooo:paragraph-rsid="001dc219"/>
    </style:style>
    <style:style style:name="P38" style:family="paragraph" style:parent-style-name="Standard">
      <style:text-properties officeooo:rsid="0009eb22" officeooo:paragraph-rsid="0023382e"/>
    </style:style>
    <style:style style:name="P39" style:family="paragraph" style:parent-style-name="Standard">
      <style:text-properties officeooo:rsid="0009eb22" officeooo:paragraph-rsid="002ab066"/>
    </style:style>
    <style:style style:name="P40" style:family="paragraph" style:parent-style-name="Standard">
      <style:text-properties officeooo:rsid="0009eb22" officeooo:paragraph-rsid="002b11cb"/>
    </style:style>
    <style:style style:name="P41" style:family="paragraph" style:parent-style-name="Standard">
      <style:text-properties officeooo:rsid="0009eb22" officeooo:paragraph-rsid="002f300a"/>
    </style:style>
    <style:style style:name="P42" style:family="paragraph" style:parent-style-name="Standard">
      <style:text-properties officeooo:rsid="0009eb22" officeooo:paragraph-rsid="0030e65e"/>
    </style:style>
    <style:style style:name="P43" style:family="paragraph" style:parent-style-name="Standard">
      <style:text-properties fo:font-size="12pt" officeooo:rsid="0009eb22" officeooo:paragraph-rsid="000f6526" style:font-size-asian="10.5pt" style:font-size-complex="12pt"/>
    </style:style>
    <style:style style:name="P44" style:family="paragraph" style:parent-style-name="Standard">
      <style:paragraph-properties fo:text-align="justify" style:justify-single-word="false"/>
      <style:text-properties fo:font-size="12pt" officeooo:rsid="0009eb22" officeooo:paragraph-rsid="000f6526" style:font-size-asian="10.5pt" style:font-size-complex="12pt"/>
    </style:style>
    <style:style style:name="P45" style:family="paragraph" style:parent-style-name="Standard">
      <style:paragraph-properties fo:text-align="justify" style:justify-single-word="false"/>
      <style:text-properties fo:font-size="12pt" officeooo:rsid="0009eb22" officeooo:paragraph-rsid="0010780a" style:font-size-asian="10.5pt" style:font-size-complex="12pt"/>
    </style:style>
    <style:style style:name="P46" style:family="paragraph" style:parent-style-name="Standard">
      <style:paragraph-properties fo:text-align="justify" style:justify-single-word="false"/>
      <style:text-properties fo:font-size="12pt" officeooo:rsid="0009eb22" officeooo:paragraph-rsid="00135d26" style:font-size-asian="10.5pt" style:font-size-complex="12pt"/>
    </style:style>
    <style:style style:name="P47" style:family="paragraph" style:parent-style-name="Standard">
      <style:paragraph-properties fo:text-align="justify" style:justify-single-word="false"/>
      <style:text-properties fo:font-size="12pt" officeooo:rsid="0009eb22" officeooo:paragraph-rsid="0015e968" style:font-size-asian="10.5pt" style:font-size-complex="12pt"/>
    </style:style>
    <style:style style:name="P48" style:family="paragraph" style:parent-style-name="Standard">
      <style:paragraph-properties fo:text-align="justify" style:justify-single-word="false"/>
      <style:text-properties fo:font-size="12pt" officeooo:rsid="0009eb22" officeooo:paragraph-rsid="001780d9" style:font-size-asian="10.5pt" style:font-size-complex="12pt"/>
    </style:style>
    <style:style style:name="P49" style:family="paragraph" style:parent-style-name="Standard">
      <style:paragraph-properties fo:text-align="justify" style:justify-single-word="false"/>
      <style:text-properties fo:font-size="12pt" officeooo:rsid="0009eb22" officeooo:paragraph-rsid="001c221a" style:font-size-asian="10.5pt" style:font-size-complex="12pt"/>
    </style:style>
    <style:style style:name="P50" style:family="paragraph" style:parent-style-name="Standard">
      <style:paragraph-properties fo:text-align="justify" style:justify-single-word="false"/>
      <style:text-properties fo:font-size="12pt" officeooo:rsid="0009eb22" officeooo:paragraph-rsid="001dc219" style:font-size-asian="10.5pt" style:font-size-complex="12pt"/>
    </style:style>
    <style:style style:name="P51" style:family="paragraph" style:parent-style-name="Standard">
      <style:paragraph-properties fo:text-align="justify" style:justify-single-word="false"/>
      <style:text-properties fo:font-size="12pt" officeooo:rsid="0009eb22" officeooo:paragraph-rsid="001e5ab0" style:font-size-asian="10.5pt" style:font-size-complex="12pt"/>
    </style:style>
    <style:style style:name="P52" style:family="paragraph" style:parent-style-name="Standard">
      <style:paragraph-properties fo:text-align="justify" style:justify-single-word="false"/>
      <style:text-properties fo:font-size="12pt" officeooo:rsid="0009eb22" officeooo:paragraph-rsid="0023382e" style:font-size-asian="10.5pt" style:font-size-complex="12pt"/>
    </style:style>
    <style:style style:name="P53" style:family="paragraph" style:parent-style-name="Standard">
      <style:paragraph-properties fo:text-align="justify" style:justify-single-word="false"/>
      <style:text-properties fo:font-size="12pt" officeooo:rsid="0009eb22" officeooo:paragraph-rsid="002ab066" style:font-size-asian="10.5pt" style:font-size-complex="12pt"/>
    </style:style>
    <style:style style:name="P54" style:family="paragraph" style:parent-style-name="Standard">
      <style:paragraph-properties fo:text-align="justify" style:justify-single-word="false"/>
      <style:text-properties fo:font-size="12pt" officeooo:rsid="0009eb22" officeooo:paragraph-rsid="002b11cb" style:font-size-asian="10.5pt" style:font-size-complex="12pt"/>
    </style:style>
    <style:style style:name="P55" style:family="paragraph" style:parent-style-name="Standard">
      <style:paragraph-properties fo:text-align="justify" style:justify-single-word="false"/>
      <style:text-properties fo:font-size="12pt" officeooo:rsid="0009eb22" officeooo:paragraph-rsid="002c4ea0" style:font-size-asian="10.5pt" style:font-size-complex="12pt"/>
    </style:style>
    <style:style style:name="P56" style:family="paragraph" style:parent-style-name="Standard">
      <style:paragraph-properties fo:text-align="justify" style:justify-single-word="false"/>
      <style:text-properties fo:font-size="12pt" officeooo:rsid="0009eb22" officeooo:paragraph-rsid="002db4c3" style:font-size-asian="10.5pt" style:font-size-complex="12pt"/>
    </style:style>
    <style:style style:name="P57" style:family="paragraph" style:parent-style-name="Standard">
      <style:paragraph-properties fo:text-align="justify" style:justify-single-word="false"/>
      <style:text-properties fo:font-size="12pt" officeooo:rsid="0009eb22" officeooo:paragraph-rsid="002f300a" style:font-size-asian="10.5pt" style:font-size-complex="12pt"/>
    </style:style>
    <style:style style:name="P58" style:family="paragraph" style:parent-style-name="Standard">
      <style:paragraph-properties fo:text-align="justify" style:justify-single-word="false"/>
      <style:text-properties fo:font-size="12pt" officeooo:rsid="0009eb22" officeooo:paragraph-rsid="00303680" style:font-size-asian="10.5pt" style:font-size-complex="12pt"/>
    </style:style>
    <style:style style:name="P59" style:family="paragraph" style:parent-style-name="Standard">
      <style:paragraph-properties fo:text-align="justify" style:justify-single-word="false"/>
      <style:text-properties fo:font-size="12pt" officeooo:rsid="0009eb22" officeooo:paragraph-rsid="00325ce9" style:font-size-asian="10.5pt" style:font-size-complex="12pt"/>
    </style:style>
    <style:style style:name="P60" style:family="paragraph" style:parent-style-name="Standard">
      <style:paragraph-properties fo:text-align="justify" style:justify-single-word="false"/>
      <style:text-properties fo:font-size="12pt" officeooo:rsid="0009eb22" officeooo:paragraph-rsid="0033b2e6" style:font-size-asian="10.5pt" style:font-size-complex="12pt"/>
    </style:style>
    <style:style style:name="P61" style:family="paragraph" style:parent-style-name="Standard">
      <style:text-properties fo:font-size="12pt" officeooo:rsid="0009eb22" officeooo:paragraph-rsid="001c221a" style:font-size-asian="10.5pt" style:font-size-complex="12pt"/>
    </style:style>
    <style:style style:name="P62" style:family="paragraph" style:parent-style-name="Standard">
      <style:text-properties fo:font-size="12pt" officeooo:rsid="0009eb22" officeooo:paragraph-rsid="001dc219" style:font-size-asian="10.5pt" style:font-size-complex="12pt"/>
    </style:style>
    <style:style style:name="P63" style:family="paragraph" style:parent-style-name="Standard">
      <style:text-properties fo:font-size="12pt" officeooo:rsid="0009eb22" officeooo:paragraph-rsid="002ab066" style:font-size-asian="10.5pt" style:font-size-complex="12pt"/>
    </style:style>
    <style:style style:name="P64" style:family="paragraph" style:parent-style-name="Standard">
      <style:text-properties fo:font-size="12pt" officeooo:rsid="00267b75" officeooo:paragraph-rsid="00267b75" style:font-size-asian="10.5pt" style:font-size-complex="12pt"/>
    </style:style>
    <style:style style:name="P65" style:family="paragraph" style:parent-style-name="Standard">
      <style:text-properties fo:font-size="12pt" officeooo:rsid="00271bc7" officeooo:paragraph-rsid="00271bc7" style:font-size-asian="10.5pt" style:font-size-complex="12pt"/>
    </style:style>
    <style:style style:name="P66" style:family="paragraph" style:parent-style-name="Standard">
      <style:text-properties fo:font-size="12pt" officeooo:rsid="002b11cb" officeooo:paragraph-rsid="002b11cb" style:font-size-asian="10.5pt" style:font-size-complex="12pt"/>
    </style:style>
    <style:style style:name="P67" style:family="paragraph" style:parent-style-name="Standard">
      <style:text-properties fo:font-size="12pt" officeooo:rsid="002f300a" officeooo:paragraph-rsid="002f300a" style:font-size-asian="10.5pt" style:font-size-complex="12pt"/>
    </style:style>
    <style:style style:name="P68" style:family="paragraph" style:parent-style-name="Standard">
      <style:paragraph-properties fo:text-align="justify" style:justify-single-word="false"/>
      <style:text-properties fo:font-size="12pt" officeooo:rsid="002f300a" officeooo:paragraph-rsid="002f300a" style:font-size-asian="10.5pt" style:font-size-complex="12pt"/>
    </style:style>
    <style:style style:name="P69" style:family="paragraph" style:parent-style-name="Standard">
      <style:text-properties fo:font-size="12pt" officeooo:rsid="0009eb22" officeooo:paragraph-rsid="0030e65e" style:font-size-asian="12pt" style:font-size-complex="12pt"/>
    </style:style>
    <style:style style:name="T1" style:family="text">
      <style:text-properties fo:font-size="13pt" style:font-size-asian="13pt" style:font-size-complex="13pt"/>
    </style:style>
    <style:style style:name="T2" style:family="text">
      <style:text-properties fo:font-size="15pt" style:font-size-asian="15pt" style:font-size-complex="15pt"/>
    </style:style>
    <style:style style:name="T3" style:family="text">
      <style:text-properties fo:font-weight="bold" style:font-weight-asian="bold" style:font-weight-complex="bold"/>
    </style:style>
    <style:style style:name="T4" style:family="text">
      <style:text-properties fo:font-weight="bold" officeooo:rsid="000f6526" style:font-weight-asian="bold" style:font-weight-complex="bold"/>
    </style:style>
    <style:style style:name="T5" style:family="text">
      <style:text-properties fo:font-weight="bold" officeooo:rsid="0010780a" style:font-weight-asian="bold" style:font-weight-complex="bold"/>
    </style:style>
    <style:style style:name="T6" style:family="text">
      <style:text-properties fo:font-weight="bold" officeooo:rsid="00122373" style:font-weight-asian="bold" style:font-weight-complex="bold"/>
    </style:style>
    <style:style style:name="T7" style:family="text">
      <style:text-properties fo:font-weight="bold" officeooo:rsid="0014ed09" style:font-weight-asian="bold" style:font-weight-complex="bold"/>
    </style:style>
    <style:style style:name="T8" style:family="text">
      <style:text-properties fo:font-weight="bold" officeooo:rsid="001780d9" style:font-weight-asian="bold" style:font-weight-complex="bold"/>
    </style:style>
    <style:style style:name="T9" style:family="text">
      <style:text-properties fo:font-weight="bold" officeooo:rsid="001c1bf2" style:font-weight-asian="bold" style:font-weight-complex="bold"/>
    </style:style>
    <style:style style:name="T10" style:family="text">
      <style:text-properties fo:font-weight="bold" officeooo:rsid="001c221a" style:font-weight-asian="bold" style:font-weight-complex="bold"/>
    </style:style>
    <style:style style:name="T11" style:family="text">
      <style:text-properties fo:font-weight="bold" officeooo:rsid="001e5ab0" style:font-weight-asian="bold" style:font-weight-complex="bold"/>
    </style:style>
    <style:style style:name="T12" style:family="text">
      <style:text-properties fo:font-weight="bold" officeooo:rsid="001f71a7" style:font-weight-asian="bold" style:font-weight-complex="bold"/>
    </style:style>
    <style:style style:name="T13" style:family="text">
      <style:text-properties fo:font-weight="bold" officeooo:rsid="0023382e" style:font-weight-asian="bold" style:font-weight-complex="bold"/>
    </style:style>
    <style:style style:name="T14" style:family="text">
      <style:text-properties fo:font-weight="bold" officeooo:rsid="002402af" style:font-weight-asian="bold" style:font-weight-complex="bold"/>
    </style:style>
    <style:style style:name="T15" style:family="text">
      <style:text-properties fo:font-weight="bold" officeooo:rsid="002b11cb" style:font-weight-asian="bold" style:font-weight-complex="bold"/>
    </style:style>
    <style:style style:name="T16" style:family="text">
      <style:text-properties fo:font-weight="bold" officeooo:rsid="002c4ea0" style:font-weight-asian="bold" style:font-weight-complex="bold"/>
    </style:style>
    <style:style style:name="T17" style:family="text">
      <style:text-properties fo:font-weight="bold" officeooo:rsid="002db4c3" style:font-weight-asian="bold" style:font-weight-complex="bold"/>
    </style:style>
    <style:style style:name="T18" style:family="text">
      <style:text-properties fo:font-weight="bold" officeooo:rsid="002f300a" style:font-weight-asian="bold" style:font-weight-complex="bold"/>
    </style:style>
    <style:style style:name="T19" style:family="text">
      <style:text-properties fo:font-weight="bold" officeooo:rsid="00303680" style:font-weight-asian="bold" style:font-weight-complex="bold"/>
    </style:style>
    <style:style style:name="T20" style:family="text">
      <style:text-properties fo:font-weight="bold" officeooo:rsid="0030e65e" style:font-weight-asian="bold" style:font-weight-complex="bold"/>
    </style:style>
    <style:style style:name="T21" style:family="text">
      <style:text-properties fo:font-weight="bold" officeooo:rsid="0033dd8b" style:font-weight-asian="bold" style:font-weight-complex="bold"/>
    </style:style>
    <style:style style:name="T22" style:family="text">
      <style:text-properties fo:font-size="16pt" style:font-size-asian="16pt" style:font-size-complex="16pt"/>
    </style:style>
    <style:style style:name="T23" style:family="text">
      <style:text-properties officeooo:rsid="0010780a"/>
    </style:style>
    <style:style style:name="T24" style:family="text">
      <style:text-properties officeooo:rsid="0014ed09"/>
    </style:style>
    <style:style style:name="T25" style:family="text">
      <style:text-properties officeooo:rsid="001780d9"/>
    </style:style>
    <style:style style:name="T26" style:family="text">
      <style:text-properties officeooo:rsid="001b1149"/>
    </style:style>
    <style:style style:name="T27" style:family="text">
      <style:text-properties officeooo:rsid="001c1bf2"/>
    </style:style>
    <style:style style:name="T28" style:family="text">
      <style:text-properties officeooo:rsid="001c221a"/>
    </style:style>
    <style:style style:name="T29" style:family="text">
      <style:text-properties fo:font-size="18pt" style:font-size-asian="18pt" style:font-size-complex="18pt"/>
    </style:style>
    <style:style style:name="T30" style:family="text">
      <style:text-properties officeooo:rsid="0021632e"/>
    </style:style>
    <style:style style:name="T31" style:family="text">
      <style:text-properties officeooo:rsid="0028d114"/>
    </style:style>
    <style:style style:name="T32" style:family="text">
      <style:text-properties officeooo:rsid="002b11cb"/>
    </style:style>
    <style:style style:name="T33" style:family="text">
      <style:text-properties officeooo:rsid="002c4ea0"/>
    </style:style>
    <style:style style:name="T34" style:family="text">
      <style:text-properties officeooo:rsid="002db4c3"/>
    </style:style>
    <style:style style:name="T35" style:family="text">
      <style:text-properties officeooo:rsid="0030fce5"/>
    </style:style>
    <style:style style:name="T36" style:family="text">
      <style:text-properties officeooo:rsid="003279b2"/>
    </style:style>
    <style:style style:name="T37" style:family="text">
      <style:text-properties officeooo:rsid="0033b2e6"/>
    </style:style>
    <style:style style:name="T38" style:family="text">
      <style:text-properties officeooo:rsid="0033dd8b"/>
    </style:style>
    <style:style style:name="T39" style:family="text">
      <style:text-properties fo:font-weight="normal" officeooo:rsid="0033dd8b"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P 4 C++ : Héritage et Polymorphisme</text:p>
      <text:p text:style-name="P6">Ulysse Buonomo &amp; Pierre Bayle B3328</text:p>
      <text:p text:style-name="P1"/>
      <text:p text:style-name="P1"/>
      <text:p text:style-name="P5">Introduction</text:p>
      <text:p text:style-name="P4"/>
      <text:p text:style-name="P2"><text:tab/><text:span text:style-name="T1">Ce programme a pour but de gérer un ensemble de forme géométriques. Il possède différentes fonctionnalités comme la possibilité de déplacer ces formes, de les sauvegarder dans un fichier, de les charger, de les regrouper en union ou intersection, de vérifier qu'un point est contenu dans un objet. Une fonction annuler/rétablir est aussi. Toutes ces manipulations sont effectués en lignes de commande.</text:span></text:p>
      <text:p text:style-name="P1"/>
      <text:p text:style-name="P1"/>
      <text:p text:style-name="P5">Choix généraux</text:p>
      <text:p text:style-name="P1"/>
      <text:p text:style-name="P8">Pour la commande LIST, on affiche la liste des objets dans l'ordre d'insertion utilisateur. C'est le même fonctionnement pour la commande SAVE.</text:p>
      <text:p text:style-name="P8">Le nombre d'opérations UNDO successives possibles est limité à 10.</text:p>
      <text:p text:style-name="P8">L'opération REDO est possible uniquement après une opération UNDO.</text:p>
      <text:p text:style-name="P8">Lors d'un LOAD on détruit tous les objets présents pour les remplacer par les objets composant le fichier.</text:p>
      <text:p text:style-name="P8">Pour la description d'un Polygone convexe, après le nom de l'objet on indique le nombre de points le composant.</text:p>
      <text:p text:style-name="P8">Pour la description d'un Objet Complexe, après le nom de l'objet on indique le nombre d'objets le composant suivi de la description de ces objets dans l'ordre d'insertion utilisateur.</text:p>
      <text:p text:style-name="P1"> </text:p>
      <text:p text:style-name="P1"/>
      <text:p text:style-name="P5">Spécifications des classes</text:p>
      <text:p text:style-name="P1"/>
      <text:p text:style-name="P4">Dessin</text:p>
      <text:p text:style-name="P9"/>
      <text:p text:style-name="P1"><text:tab/><text:span text:style-name="T2">Données Membres</text:span></text:p>
      <text:p text:style-name="P11"/>
      <text:p text:style-name="P1"><text:span text:style-name="T3">map&lt;string,Objet*&gt;* objets :</text:span> C'est un pointeur vers une map associant le nom d'un objet avec un pointeur vers l'objet correspondant.</text:p>
      <text:p text:style-name="P1"><text:tab/></text:p>
      <text:p text:style-name="P1"><text:span text:style-name="T22"><text:tab/></text:span><text:span text:style-name="T2">Méthodes</text:span></text:p>
      <text:p text:style-name="P18"/>
      <text:p text:style-name="P2"><text:span text:style-name="T3">void AjouterObjet (string name, Objet* o) :</text:span> Permet d'ajouter un nouvel objet au dessin en ajoutant à la map objets le nom ainsi que le pointeur vers l'objet passé en paramètre. La string name correspond au nom de l'objet et o est le pointeur vers cet objet.</text:p>
      <text:p text:style-name="P2"/>
      <text:p text:style-name="P2"><text:span text:style-name="T3">bool verifObjetsPresents (vector&lt;string&gt; names) :</text:span> Permet de vérifier si les objets passés en paramètres appartiennent effectivement au dessin ou non. Si un des objets n'appartient pas au dessin cela renvoie false. Le vector&lt;string&gt; names contient une liste correspondant aux noms des objets.</text:p>
      <text:p text:style-name="P2"><text:soft-page-break/></text:p>
      <text:p text:style-name="P2"><text:span text:style-name="T3">bool isObjetPresent (string name) : </text:span>Permet de vérifier si l'objet passé en paramètre appartient effectivement au dessin ou non. </text:p>
      <text:p text:style-name="P2"/>
      <text:p text:style-name="P2"><text:span text:style-name="T3">void Delete(vector&lt;string&gt; names) : </text:span>Permet de supprimer les objets passés en paramètres du dessin. Le vector&lt;string&gt; names contient une liste correspondant aux noms des objets.</text:p>
      <text:p text:style-name="P2"/>
      <text:p text:style-name="P2"><text:span text:style-name="T3">void DeplacerObjet (string name, Point p) : </text:span>Permet de déplacer un objet avec un déplacement. La string name correspond au nom de l'objet à déplacer et le Point p correspond non pas à un point mais au vecteur de déplacement. </text:p>
      <text:p text:style-name="P2"/>
      <text:p text:style-name="P2"><text:span text:style-name="T3">bool Contient(string name, Point p) :</text:span> Permet de vérifier si un point est contenu par l'objet passé en paramètre. La string name correspond au nom de l'objet et le Point p au point pour lequel on effectue la vérification.</text:p>
      <text:p text:style-name="P2"/>
      <text:p text:style-name="P2"><text:span text:style-name="T3">void Afficher() : </text:span>Affiche la description de tous les objets appartenant au dessin dans l'ordre d'insertion de l'utilisateur.</text:p>
      <text:p text:style-name="P2"/>
      <text:p text:style-name="P2"><text:span text:style-name="T3">void Save(string fileName) : </text:span>Permet de sauvegarder l'état actuel du dessin dans un fichier. Le fichier contiendra la description de chaque objet du dessin ligne par ligne.</text:p>
      <text:p text:style-name="P2"/>
      <text:p text:style-name="P2"><text:span text:style-name="T3">vector&lt;string&gt; Load(string fileName) :</text:span> Récupère les descriptions d'un fichier de chargement et renvoi le vector&lt;string&gt; correspondant aux descriptions.</text:p>
      <text:p text:style-name="P2"/>
      <text:p text:style-name="P2"><text:span text:style-name="T3">void Clear() : </text:span>Supprime tous les objets du dessin.</text:p>
      <text:p text:style-name="P2"/>
      <text:p text:style-name="P2"><text:span text:style-name="T3">Objet* getObjet(string name) :</text:span> Renvoie le pointeur vers l'objet ayant pour nom name.</text:p>
      <text:p text:style-name="P2"/>
      <text:p text:style-name="P2"><text:span text:style-name="T3">string getDescription(string name) : </text:span>Renvoie la description de l'objet ayant pour nom name.</text:p>
      <text:p text:style-name="P2"/>
      <text:p text:style-name="P2"><text:span text:style-name="T3">vector&lt;string&gt; getDescriptions() :</text:span> Renvoie les descriptions de tous les objets du dessin.</text:p>
      <text:p text:style-name="P1"/>
      <text:p text:style-name="P4">Objet</text:p>
      <text:p text:style-name="P43"/>
      <text:p text:style-name="P29"><text:tab/><text:span text:style-name="T2">Données Membres</text:span></text:p>
      <text:p text:style-name="P13"/>
      <text:p text:style-name="P29"><text:span text:style-name="T4">string nom </text:span><text:span text:style-name="T3">:</text:span> <text:span text:style-name="T23">Chaîne de caractère définissant le nom de l’objet.</text:span></text:p>
      <text:p text:style-name="P29"><text:tab/></text:p>
      <text:p text:style-name="P29"><text:span text:style-name="T22"><text:tab/></text:span><text:span text:style-name="T2">Méthodes</text:span></text:p>
      <text:p text:style-name="P19"/>
      <text:p text:style-name="P30"><text:span text:style-name="T3">void </text:span><text:span text:style-name="T5">Deplacer</text:span><text:span text:style-name="T3"> (</text:span><text:span text:style-name="T5"> const Point &amp; p </text:span><text:span text:style-name="T3">) :</text:span> <text:span text:style-name="T28">Méthode abstraite ici. Cette méthode permet une translation d’un objet selon un vecteur. L’attribut p est un vecteur de déplacement.</text:span></text:p>
      <text:p text:style-name="P44"/>
      <text:p text:style-name="P45"><text:span text:style-name="T5">bool</text:span><text:span text:style-name="T3"> </text:span><text:span text:style-name="T5">Contient</text:span><text:span text:style-name="T3"> (</text:span><text:span text:style-name="T5"> const Point &amp; p </text:span><text:span text:style-name="T3">) </text:span><text:span text:style-name="T5">const</text:span><text:span text:style-name="T3">:</text:span> <text:span text:style-name="T28">Méthode abstraite ici. Cette méthode permet une translation d’un objet selon un vecteur. L’attribut p est un vecteur de déplacement.</text:span></text:p>
      <text:p text:style-name="P45"/>
      <text:p text:style-name="P45"><text:span text:style-name="T5">Objet *</text:span><text:span text:style-name="T3"> </text:span><text:span text:style-name="T5">Copier</text:span><text:span text:style-name="T3"> (</text:span><text:span text:style-name="T5"> </text:span><text:span text:style-name="T3">) </text:span><text:span text:style-name="T5">const </text:span><text:span text:style-name="T3">:</text:span> <text:span text:style-name="T28">Méthode abstraite ici. Cette méthode permet d’utiliser le constructeur de copie d’un objet, de faire un new et de renvoyer le pointeur correspondant afin de copier un pointeur d’un objet quelconque (Rectangle, Union, …)</text:span></text:p>
      <text:p text:style-name="P45"/>
      <text:p text:style-name="P45"><text:span text:style-name="T6">string</text:span><text:span text:style-name="T3"> </text:span><text:span text:style-name="T6">GetNom</text:span><text:span text:style-name="T3"> (</text:span><text:span text:style-name="T5"> </text:span><text:span text:style-name="T3">) </text:span><text:span text:style-name="T6">const</text:span><text:span text:style-name="T3"> :</text:span> <text:span text:style-name="T28">Méthode abstraite ici. Cette méthode permet une translation d’un objet </text:span><text:soft-page-break/><text:span text:style-name="T28">selon un vecteur. L’attribut p est un vecteur de déplacement.</text:span></text:p>
      <text:p text:style-name="P46"><text:span text:style-name="T7">void</text:span><text:span text:style-name="T3"> </text:span><text:span text:style-name="T7">Renommer</text:span><text:span text:style-name="T3"> (</text:span><text:span text:style-name="T5"> const </text:span><text:span text:style-name="T7">string &amp; s</text:span><text:span text:style-name="T5"> </text:span><text:span text:style-name="T3">) </text:span><text:span text:style-name="T5">const </text:span><text:span text:style-name="T3">:</text:span> <text:span text:style-name="T24">Change la valeur de l’attribut nom et la remplace par le contenu de s.</text:span></text:p>
      <text:p text:style-name="P46"/>
      <text:p text:style-name="P47"><text:span text:style-name="T6">string</text:span><text:span text:style-name="T3"> </text:span><text:span text:style-name="T7">ToString</text:span><text:span text:style-name="T3"> (</text:span><text:span text:style-name="T5"> </text:span><text:span text:style-name="T3">) </text:span><text:span text:style-name="T6">const</text:span><text:span text:style-name="T3"> :</text:span> <text:span text:style-name="T23">Methode abstraite ici. Renvoi la ligne de commande correspondant à la création de l’objet.</text:span></text:p>
      <text:p text:style-name="P24"/>
      <text:p text:style-name="P4">ObjetSimple <text:span text:style-name="T25">(hérite de Objet)</text:span></text:p>
      <text:p text:style-name="P65">Cette classe permet la gestion d’objets simple, c’est à dire d’objets correspondant à un ensemble de points comme les rectangle, segments ou <text:span text:style-name="T31">polynômes</text:span> convexe.</text:p>
      <text:p text:style-name="P4"/>
      <text:p text:style-name="P35"><text:tab/><text:span text:style-name="T2">Données Membres</text:span></text:p>
      <text:p text:style-name="P14"/>
      <text:p text:style-name="P35"><text:span text:style-name="T8">vector&lt;Point&gt;</text:span><text:span text:style-name="T4"> </text:span><text:span text:style-name="T8">points</text:span><text:span text:style-name="T4"> </text:span><text:span text:style-name="T3">:</text:span> <text:span text:style-name="T25">liste de points permettant de définir un objet simple. 2 points pour un rectangle ou un segment et n &gt; 3 points pour un polygone.</text:span></text:p>
      <text:p text:style-name="P35"><text:tab/></text:p>
      <text:p text:style-name="P35"><text:span text:style-name="T22"><text:tab/></text:span><text:span text:style-name="T2">Méthodes</text:span></text:p>
      <text:p text:style-name="P20"/>
      <text:p text:style-name="P31"><text:span text:style-name="T3">void </text:span><text:span text:style-name="T5">Deplacer</text:span><text:span text:style-name="T3"> (</text:span><text:span text:style-name="T5"> const Point &amp; p </text:span><text:span text:style-name="T3">) :</text:span> <text:span text:style-name="T25">Voir Objet. Cette méthode est réalisée ici.</text:span></text:p>
      <text:p text:style-name="P48"/>
      <text:p text:style-name="P48"><text:span text:style-name="T5">bool</text:span><text:span text:style-name="T3"> </text:span><text:span text:style-name="T5">Contient</text:span><text:span text:style-name="T3"> (</text:span><text:span text:style-name="T5"> const Point &amp; p </text:span><text:span text:style-name="T3">) </text:span><text:span text:style-name="T5">const</text:span><text:span text:style-name="T3">:</text:span> <text:span text:style-name="T26">Voir Objet. Méthode abstraite ici.</text:span></text:p>
      <text:p text:style-name="P48"/>
      <text:p text:style-name="P48"><text:span text:style-name="T7">void</text:span><text:span text:style-name="T3"> </text:span><text:span text:style-name="T9">addPoint</text:span><text:span text:style-name="T3"> (</text:span><text:span text:style-name="T5"> const </text:span><text:span text:style-name="T9">Point</text:span><text:span text:style-name="T7"> &amp; s</text:span><text:span text:style-name="T5"> </text:span><text:span text:style-name="T3">)</text:span><text:span text:style-name="T5"> </text:span><text:span text:style-name="T3">:</text:span> <text:span text:style-name="T27">Ajoute un Point à la liste « points » de l’objet simple sans aucune vérification.</text:span></text:p>
      <text:p text:style-name="P4"/>
      <text:p text:style-name="P4">ObjetComplexe <text:span text:style-name="T25">(hérite de Objet)</text:span></text:p>
      <text:p text:style-name="P64">Cette classe permet de gérer des ensembles ou collections d’objet de type Union ou Intersection.</text:p>
      <text:p text:style-name="P4"/>
      <text:p text:style-name="P38"><text:tab/><text:span text:style-name="T2">Données Membres</text:span></text:p>
      <text:p text:style-name="P15"/>
      <text:p text:style-name="P38"><text:span text:style-name="T8">vector&lt;</text:span><text:span text:style-name="T13">Objet *</text:span><text:span text:style-name="T8">&gt;</text:span><text:span text:style-name="T4"> </text:span><text:span text:style-name="T13">objets</text:span><text:span text:style-name="T4"> </text:span><text:span text:style-name="T3">:</text:span> <text:span text:style-name="T25">liste de pointeurs d’objets correspondant à la collection d’objet appartenant à l’ensemble.</text:span></text:p>
      <text:p text:style-name="P38"><text:tab/></text:p>
      <text:p text:style-name="P38"><text:span text:style-name="T22"><text:tab/></text:span><text:span text:style-name="T2">Méthodes</text:span></text:p>
      <text:p text:style-name="P21"/>
      <text:p text:style-name="P32"><text:span text:style-name="T3">void </text:span><text:span text:style-name="T5">Deplacer</text:span><text:span text:style-name="T3"> (</text:span><text:span text:style-name="T5"> const Point &amp; p </text:span><text:span text:style-name="T3">) :</text:span> <text:span text:style-name="T25">Voir Objet. Cette méthode est réalisée ici.</text:span></text:p>
      <text:p text:style-name="P52"/>
      <text:p text:style-name="P52"><text:span text:style-name="T5">bool</text:span><text:span text:style-name="T3"> </text:span><text:span text:style-name="T5">Contient</text:span><text:span text:style-name="T3"> (</text:span><text:span text:style-name="T5"> const Point &amp; p </text:span><text:span text:style-name="T3">) </text:span><text:span text:style-name="T5">const</text:span><text:span text:style-name="T3">:</text:span> <text:span text:style-name="T26">Voir Objet. Méthode abstraite ici.</text:span></text:p>
      <text:p text:style-name="P52"/>
      <text:p text:style-name="P52"><text:span text:style-name="T7">void</text:span><text:span text:style-name="T3"> </text:span><text:span text:style-name="T14">addObjet</text:span><text:span text:style-name="T3"> (</text:span><text:span text:style-name="T5"> const </text:span><text:span text:style-name="T14">Objet *</text:span><text:span text:style-name="T7"> &amp; s</text:span><text:span text:style-name="T5"> </text:span><text:span text:style-name="T3">)</text:span><text:span text:style-name="T5"> </text:span><text:span text:style-name="T3">:</text:span> <text:span text:style-name="T27">Ajoute un Objet à la liste « objets » de l’objet simple sans aucune vérification.</text:span></text:p>
      <text:p text:style-name="P4"/>
      <text:p text:style-name="P4">Commande</text:p>
      <text:p text:style-name="P1">Cette classe va servir pour la gestion du traitement des commandes rentrées par l'utilisateur.</text:p>
      <text:p text:style-name="P3"><text:tab/></text:p>
      <text:p text:style-name="P3"><text:tab/><text:span text:style-name="T2">Données membres</text:span></text:p>
      <text:p text:style-name="P12"><text:soft-page-break/></text:p>
      <text:p text:style-name="P1"><text:span text:style-name="T3">Dessin *dessin :</text:span> Pointeur vers un dessin qui contiendra toutes les formes.</text:p>
      <text:p text:style-name="P1"><text:span text:style-name="T3">Historique *histo :</text:span> Pointeur vers un Historique qui contiendra les historiques des commandes servant pour le UNDO et le REDO.</text:p>
      <text:p text:style-name="P1"/>
      <text:p text:style-name="P1"><text:tab/><text:span text:style-name="T2">Méthodes</text:span></text:p>
      <text:p text:style-name="P11"/>
      <text:p text:style-name="P2"><text:span text:style-name="T3">bool execute (const vector&lt;string&gt; commande, bool undo = false, bool redo = false) : </text:span>Effectue un traitement spécial correspondant à la requête en paramètre si la taille du vector est superieur à 1 alors on effectue un traitement spéciale qui puisque cela veut dire que c'est une liste de description. Les booleens undo et redo indiquent si l'execution correspond éventuellement à un UNDO ou à un REDO, par défaut ils sont à false.</text:p>
      <text:p text:style-name="P2"/>
      <text:p text:style-name="P2"><text:span text:style-name="T3">bool executeDescription (const vector&lt;string&gt; objectNames, bool undo = false, bool redo = false) :</text:span> Récupère toutes les descriptions des objets qui sont dans objectNames pour les stocker dans l'historique pour les UNDO/REDO. Elle permet des stocker les descriptions qui pourront être utilisés pour construire des objets.</text:p>
      <text:p text:style-name="P2"/>
      <text:p text:style-name="P2"><text:span text:style-name="T3">bool loadObjet (string description) :</text:span> Permet, à partir de la description passé en paramètre, de construire un objet et de l'ajouter au dessin.</text:p>
      <text:p text:style-name="P2"/>
      <text:p text:style-name="P2"><text:span text:style-name="T3">int loadObjetIntoObjetComplexe (ObjetComplexe * objComp, const vector&lt;string&gt; &amp; tokens, int pos) : </text:span>Cette méthode est appelée pour effectuer le traitement identique à la fonction précédente mais pour les objets complexes. Cette fonction sera appelée à chaque fois que l'on rencontre un objet complexe dans la description de la fonction loadObjet(...). Elle renvoie la position de l'objet suivant n'appartenant pas à l'objet complexe.</text:p>
      <text:p text:style-name="P1"/>
      <text:p text:style-name="P4">Historique</text:p>
      <text:p text:style-name="P67">Gestion de l’historique des commandes.</text:p>
      <text:p text:style-name="P4"/>
      <text:p text:style-name="P42"><text:tab/><text:span text:style-name="T2">Données Membres</text:span></text:p>
      <text:p text:style-name="P17"/>
      <text:p text:style-name="P69"><text:span text:style-name="T20">deque&lt;vector&lt;string&gt;&gt; commandesUndo </text:span><text:span text:style-name="T3">:</text:span> <text:span text:style-name="T38">liste des 20 dernières commandes potentiellement annulable.</text:span></text:p>
      <text:p text:style-name="P69"/>
      <text:p text:style-name="P69"><text:span text:style-name="T20">deque&lt;vector&lt;string&gt;&gt; commandesRedo </text:span><text:span text:style-name="T3">: </text:span><text:span text:style-name="T39">liste des 20 dernières commandes annulées, pouvant être contre-annulées.</text:span></text:p>
      <text:p text:style-name="P4"/>
      <text:p text:style-name="P41"><text:span text:style-name="T22"><text:tab/></text:span><text:span text:style-name="T2">Méthodes</text:span></text:p>
      <text:p text:style-name="P23"/>
      <text:p text:style-name="P34"><text:span text:style-name="T18">void add (const vector&lt;string&gt; commande)</text:span><text:span text:style-name="T16"> </text:span><text:span text:style-name="T3">:</text:span> <text:span text:style-name="T35">Ajoute la commande à la file commandeUndo. Si la file dépasse la taille maximal (20 éléments) alors le 21eme est supprimé.</text:span></text:p>
      <text:p text:style-name="P57"/>
      <text:p text:style-name="P59"><text:span text:style-name="T18">void addRedo (const vector&lt;string&gt; commande)</text:span><text:span text:style-name="T16"> </text:span><text:span text:style-name="T3">:</text:span> <text:span text:style-name="T35">Ajoute la commande à la file commandeRedo. Si la file dépasse la taille maximal (20 éléments) alors le 21eme est supprimé.</text:span></text:p>
      <text:p text:style-name="P57"/>
      <text:p text:style-name="P68"><text:span text:style-name="T3">void viderRedo ( ) : </text:span><text:s/><text:span text:style-name="T36">Supprime l’ensemble des elements de la file commandeRedo</text:span></text:p>
      <text:p text:style-name="P57"/>
      <text:p text:style-name="P58"><text:span text:style-name="T19">vector&lt;string&gt; getCommandeUndo ( )</text:span><text:span text:style-name="T17"> </text:span><text:span text:style-name="T3">:</text:span> <text:span text:style-name="T37">Renvoi la dernière commande ajoutée à commandeUndo, </text:span><text:soft-page-break/><text:span text:style-name="T37">si la file est vide, renvoi un signal d’erreur.</text:span></text:p>
      <text:p text:style-name="P57"/>
      <text:p text:style-name="P60"><text:span text:style-name="T19">vector&lt;string&gt; getCommandeRedo ( )</text:span><text:span text:style-name="T17"> </text:span><text:span text:style-name="T3">:</text:span> <text:span text:style-name="T37">Renvoi la dernière commande ajoutée à commandeRedo, si la file est vide, renvoi un signal d’erreur.</text:span></text:p>
      <text:p text:style-name="P27"/>
      <text:p text:style-name="P4">Point</text:p>
      <text:p text:style-name="P66">Permet de gerer des vecteurs.</text:p>
      <text:p text:style-name="P4"/>
      <text:p text:style-name="P40"><text:tab/><text:span text:style-name="T2">Données Membres</text:span></text:p>
      <text:p text:style-name="P16"/>
      <text:p text:style-name="P40"><text:span text:style-name="T15">int x</text:span><text:span text:style-name="T4"> </text:span><text:span text:style-name="T3">:</text:span> <text:span text:style-name="T32">coordonnée en abscisse.</text:span></text:p>
      <text:p text:style-name="P40"/>
      <text:p text:style-name="P40"><text:span text:style-name="T15">int y</text:span><text:span text:style-name="T4"> </text:span><text:span text:style-name="T3">:</text:span> <text:span text:style-name="T32">coordonnée en ordonnée.</text:span></text:p>
      <text:p text:style-name="P40"><text:tab/></text:p>
      <text:p text:style-name="P40"><text:span text:style-name="T22"><text:tab/></text:span><text:span text:style-name="T2">Méthodes</text:span></text:p>
      <text:p text:style-name="P22"/>
      <text:p text:style-name="P33"><text:span text:style-name="T16">int</text:span><text:span text:style-name="T3"> </text:span><text:span text:style-name="T16">GetX</text:span><text:span text:style-name="T3"> (</text:span><text:span text:style-name="T5"> </text:span><text:span text:style-name="T3">) </text:span><text:span text:style-name="T16">const </text:span><text:span text:style-name="T3">:</text:span> <text:span text:style-name="T33">Renvoi la valeur de x.</text:span></text:p>
      <text:p text:style-name="P54"/>
      <text:p text:style-name="P55"><text:span text:style-name="T16">int</text:span><text:span text:style-name="T3"> </text:span><text:span text:style-name="T16">GetY</text:span><text:span text:style-name="T3"> (</text:span><text:span text:style-name="T5"> </text:span><text:span text:style-name="T3">) </text:span><text:span text:style-name="T16">const </text:span><text:span text:style-name="T3">:</text:span> <text:span text:style-name="T33">Renvoi la valeur de y.</text:span></text:p>
      <text:p text:style-name="P54"/>
      <text:p text:style-name="P54"><text:span text:style-name="T16">string</text:span><text:span text:style-name="T3"> </text:span><text:span text:style-name="T16">ToString</text:span><text:span text:style-name="T3"> (</text:span><text:span text:style-name="T5"> </text:span><text:span text:style-name="T3">) </text:span><text:span text:style-name="T5">const</text:span><text:span text:style-name="T3">:</text:span> <text:span text:style-name="T33">Renvoi une chaine de caractère de la forme «$x $y».</text:span></text:p>
      <text:p text:style-name="P54"/>
      <text:p text:style-name="P56"><text:span text:style-name="T17">bool </text:span><text:span text:style-name="T14">X</text:span><text:span text:style-name="T17">In</text:span><text:span text:style-name="T3"> (</text:span><text:span text:style-name="T17"> const Point &amp; p1, const Point &amp; p2 ) const </text:span><text:span text:style-name="T3">:</text:span> <text:span text:style-name="T34">Renvoi vrai si l’abscisse de this est comprise entre celles de p1 et p2.</text:span></text:p>
      <text:p text:style-name="P56"/>
      <text:p text:style-name="P56"><text:span text:style-name="T17">bool </text:span><text:span text:style-name="T14">X</text:span><text:span text:style-name="T17">In</text:span><text:span text:style-name="T3"> (</text:span><text:span text:style-name="T17"> const Point &amp; p1, const Point &amp; p2 ) const </text:span><text:span text:style-name="T3">:</text:span> <text:span text:style-name="T34">Renvoi vrai si l’ordonnée de this est comprise entre celles de p1 et p2.</text:span></text:p>
      <text:p text:style-name="P4"/>
      <text:p text:style-name="P1"><text:span text:style-name="T29">Segment <text:s/>(Hérite de ObjetSimple)</text:span></text:p>
      <text:p text:style-name="P36"><text:tab/></text:p>
      <text:p text:style-name="P36"><text:span text:style-name="T22"><text:tab/></text:span><text:span text:style-name="T2">Méthodes</text:span></text:p>
      <text:p text:style-name="P61"/>
      <text:p text:style-name="P49"><text:span text:style-name="T5">bool</text:span><text:span text:style-name="T3"> </text:span><text:span text:style-name="T5">Contient</text:span><text:span text:style-name="T3"> (</text:span><text:span text:style-name="T5"> const Point &amp; p </text:span><text:span text:style-name="T3">) </text:span><text:span text:style-name="T5">const</text:span><text:span text:style-name="T3">:</text:span> <text:span text:style-name="T26">Voir Objet. Méthode réalisée ici.</text:span></text:p>
      <text:p text:style-name="P49"/>
      <text:p text:style-name="P49"><text:span text:style-name="T10">string</text:span><text:span text:style-name="T3"> </text:span><text:span text:style-name="T10">ToString</text:span><text:span text:style-name="T3"> (</text:span><text:span text:style-name="T5"> </text:span><text:span text:style-name="T3">) </text:span><text:span text:style-name="T10">const</text:span><text:span text:style-name="T5"> </text:span><text:span text:style-name="T3">:</text:span> <text:span text:style-name="T28">Voir Objet. Méthode réalisée ici.</text:span></text:p>
      <text:p text:style-name="P49"/>
      <text:p text:style-name="P49"><text:span text:style-name="T10">Objet *</text:span><text:span text:style-name="T3"> </text:span><text:span text:style-name="T10">Copier</text:span><text:span text:style-name="T3"> (</text:span><text:span text:style-name="T5"> </text:span><text:span text:style-name="T3">) </text:span><text:span text:style-name="T10">const</text:span><text:span text:style-name="T5"> </text:span><text:span text:style-name="T3">:</text:span> <text:span text:style-name="T28">Voir Objet. Méthode réalisée ici.</text:span></text:p>
      <text:p text:style-name="P4"/>
      <text:p text:style-name="P4">Rectangle (Hérite de ObjetSimple)</text:p>
      <text:p text:style-name="P4"/>
      <text:p text:style-name="P37"><text:span text:style-name="T22"><text:tab/></text:span><text:span text:style-name="T2">Méthodes</text:span></text:p>
      <text:p text:style-name="P62"/>
      <text:p text:style-name="P50"><text:span text:style-name="T5">bool</text:span><text:span text:style-name="T3"> </text:span><text:span text:style-name="T5">Contient</text:span><text:span text:style-name="T3"> (</text:span><text:span text:style-name="T5"> const Point &amp; p </text:span><text:span text:style-name="T3">) </text:span><text:span text:style-name="T5">const</text:span><text:span text:style-name="T3">:</text:span> <text:span text:style-name="T26">Voir Objet. Méthode réalisée ici.</text:span></text:p>
      <text:p text:style-name="P50"/>
      <text:p text:style-name="P50"><text:span text:style-name="T10">string</text:span><text:span text:style-name="T3"> </text:span><text:span text:style-name="T10">ToString</text:span><text:span text:style-name="T3"> (</text:span><text:span text:style-name="T5"> </text:span><text:span text:style-name="T3">) </text:span><text:span text:style-name="T10">const</text:span><text:span text:style-name="T5"> </text:span><text:span text:style-name="T3">:</text:span> <text:span text:style-name="T28">Voir Objet. Méthode réalisée ici.</text:span></text:p>
      <text:p text:style-name="P50"/>
      <text:p text:style-name="P50"><text:soft-page-break/><text:span text:style-name="T10">Objet *</text:span><text:span text:style-name="T3"> </text:span><text:span text:style-name="T10">Copier</text:span><text:span text:style-name="T3"> (</text:span><text:span text:style-name="T5"> </text:span><text:span text:style-name="T3">) </text:span><text:span text:style-name="T10">const</text:span><text:span text:style-name="T5"> </text:span><text:span text:style-name="T3">:</text:span> <text:span text:style-name="T28">Voir Objet. Méthode réalisée ici.</text:span></text:p>
      <text:p text:style-name="P4"/>
      <text:p text:style-name="P4">Polygone (Hérite de ObjetSimple)</text:p>
      <text:p text:style-name="P4"/>
      <text:p text:style-name="P37"><text:span text:style-name="T22"><text:tab/></text:span><text:span text:style-name="T2">Méthodes</text:span></text:p>
      <text:p text:style-name="P62"/>
      <text:p text:style-name="P50"><text:span text:style-name="T5">bool</text:span><text:span text:style-name="T3"> </text:span><text:span text:style-name="T5">Contient</text:span><text:span text:style-name="T3"> (</text:span><text:span text:style-name="T5"> const Point &amp; p </text:span><text:span text:style-name="T3">) </text:span><text:span text:style-name="T5">const</text:span><text:span text:style-name="T3">:</text:span> <text:span text:style-name="T26">Voir Objet. Méthode réalisée ici.</text:span></text:p>
      <text:p text:style-name="P50"/>
      <text:p text:style-name="P50"><text:span text:style-name="T10">string</text:span><text:span text:style-name="T3"> </text:span><text:span text:style-name="T10">ToString</text:span><text:span text:style-name="T3"> (</text:span><text:span text:style-name="T5"> </text:span><text:span text:style-name="T3">) </text:span><text:span text:style-name="T10">const</text:span><text:span text:style-name="T5"> </text:span><text:span text:style-name="T3">:</text:span> <text:span text:style-name="T28">Voir Objet. Méthode réalisée ici.</text:span></text:p>
      <text:p text:style-name="P50"/>
      <text:p text:style-name="P50"><text:span text:style-name="T10">Objet *</text:span><text:span text:style-name="T3"> </text:span><text:span text:style-name="T10">Copier</text:span><text:span text:style-name="T3"> (</text:span><text:span text:style-name="T5"> </text:span><text:span text:style-name="T3">) </text:span><text:span text:style-name="T10">const</text:span><text:span text:style-name="T5"> </text:span><text:span text:style-name="T3">:</text:span> <text:span text:style-name="T28">Voir Objet. Méthode réalisée ici.</text:span></text:p>
      <text:p text:style-name="P50"/>
      <text:p text:style-name="P51"><text:span text:style-name="T11">static</text:span><text:span text:style-name="T10"> </text:span><text:span text:style-name="T11">bool</text:span><text:span text:style-name="T3"> </text:span><text:span text:style-name="T11">EstConvexe</text:span><text:span text:style-name="T3"> ( </text:span><text:span text:style-name="T12">const</text:span><text:span text:style-name="T11"> vector&lt;Point&gt; &amp; pts</text:span><text:span text:style-name="T5"> </text:span><text:span text:style-name="T3">) </text:span><text:span text:style-name="T5"><text:s/></text:span><text:span text:style-name="T3">:</text:span> <text:span text:style-name="T30">Cette methode permet de verifier la convexité du polygone crée par une liste de Point pts. Si le polygone est convexe alors EstConvexe renvoie vraie.</text:span></text:p>
      <text:p text:style-name="P4"/>
      <text:p text:style-name="P4">Union (Hérite de ObjetComplexe)</text:p>
      <text:p text:style-name="P4"/>
      <text:p text:style-name="P39"><text:span text:style-name="T22"><text:tab/></text:span><text:span text:style-name="T2">Méthodes</text:span></text:p>
      <text:p text:style-name="P63"/>
      <text:p text:style-name="P53"><text:span text:style-name="T5">bool</text:span><text:span text:style-name="T3"> </text:span><text:span text:style-name="T5">Contient</text:span><text:span text:style-name="T3"> (</text:span><text:span text:style-name="T5"> const Point &amp; p </text:span><text:span text:style-name="T3">) </text:span><text:span text:style-name="T5">const</text:span><text:span text:style-name="T3">:</text:span> <text:span text:style-name="T26">Voir Objet. Méthode réalisée ici.</text:span></text:p>
      <text:p text:style-name="P53"/>
      <text:p text:style-name="P53"><text:span text:style-name="T10">string</text:span><text:span text:style-name="T3"> </text:span><text:span text:style-name="T10">ToString</text:span><text:span text:style-name="T3"> (</text:span><text:span text:style-name="T5"> </text:span><text:span text:style-name="T3">) </text:span><text:span text:style-name="T10">const</text:span><text:span text:style-name="T5"> </text:span><text:span text:style-name="T3">:</text:span> <text:span text:style-name="T28">Voir Objet. Méthode réalisée ici.</text:span></text:p>
      <text:p text:style-name="P53"/>
      <text:p text:style-name="P53"><text:span text:style-name="T10">Objet *</text:span><text:span text:style-name="T3"> </text:span><text:span text:style-name="T10">Copier</text:span><text:span text:style-name="T3"> (</text:span><text:span text:style-name="T5"> </text:span><text:span text:style-name="T3">) </text:span><text:span text:style-name="T10">const</text:span><text:span text:style-name="T5"> </text:span><text:span text:style-name="T3">:</text:span> <text:span text:style-name="T28">Voir Objet. Méthode réalisée ici.</text:span></text:p>
      <text:p text:style-name="P26"/>
      <text:p text:style-name="P4"/>
      <text:p text:style-name="P4">Intersection (Hérite de ObjetComplexe)</text:p>
      <text:p text:style-name="P4"/>
      <text:p text:style-name="P39"><text:span text:style-name="T22"><text:tab/></text:span><text:span text:style-name="T2">Méthodes</text:span></text:p>
      <text:p text:style-name="P63"/>
      <text:p text:style-name="P53"><text:span text:style-name="T5">bool</text:span><text:span text:style-name="T3"> </text:span><text:span text:style-name="T5">Contient</text:span><text:span text:style-name="T3"> (</text:span><text:span text:style-name="T5"> const Point &amp; p </text:span><text:span text:style-name="T3">) </text:span><text:span text:style-name="T5">const</text:span><text:span text:style-name="T3">:</text:span> <text:span text:style-name="T26">Voir Objet. Méthode réalisée ici.</text:span></text:p>
      <text:p text:style-name="P53"/>
      <text:p text:style-name="P53"><text:span text:style-name="T10">string</text:span><text:span text:style-name="T3"> </text:span><text:span text:style-name="T10">ToString</text:span><text:span text:style-name="T3"> (</text:span><text:span text:style-name="T5"> </text:span><text:span text:style-name="T3">) </text:span><text:span text:style-name="T10">const</text:span><text:span text:style-name="T5"> </text:span><text:span text:style-name="T3">:</text:span> <text:span text:style-name="T28">Voir Objet. Méthode réalisée ici.</text:span></text:p>
      <text:p text:style-name="P53"/>
      <text:p text:style-name="P53"><text:span text:style-name="T10">Objet *</text:span><text:span text:style-name="T3"> </text:span><text:span text:style-name="T10">Copier</text:span><text:span text:style-name="T3"> (</text:span><text:span text:style-name="T5"> </text:span><text:span text:style-name="T3">) </text:span><text:span text:style-name="T10">const</text:span><text:span text:style-name="T5"> </text:span><text:span text:style-name="T3">:</text:span> <text:span text:style-name="T28">Voir Objet. Méthode réalisée ici.</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4:27:26.901365625</meta:creation-date>
    <meta:generator>LibreOffice/5.0.2.2$Linux_X86_64 LibreOffice_project/00m0$Build-2</meta:generator>
    <dc:date>2016-02-05T20:13:35.682378580</dc:date>
    <meta:editing-duration>PT1H56M42S</meta:editing-duration>
    <meta:editing-cycles>38</meta:editing-cycles>
    <dc:creator>Ulysse BUONOMO</dc:creator>
    <meta:document-statistic meta:table-count="0" meta:image-count="0" meta:object-count="0" meta:page-count="6" meta:paragraph-count="121" meta:word-count="1677" meta:character-count="10218" meta:non-whitespace-character-count="8621"/>
  </office:meta>
</office:document-meta>
</file>